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18cm"/>
    </style:style>
    <style:style style:name="gr2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6cm" svg:x="8.3cm" svg:y="1.6cm">
          <text:p text:style-name="P1">Initi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7cm" svg:height="3.6cm" svg:x="2.9cm" svg:y="7.1cm">
          <text:p text:style-name="P1">Ralli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3.6cm" svg:x="14.3cm" svg:y="13cm">
          <text:p text:style-name="P1">Créatio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3.6cm" svg:x="14.1cm" svg:y="6.4cm">
          <text:p text:style-name="P1">Explo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3.6cm" svg:x="4.1cm" svg:y="14.8cm">
          <text:p text:style-name="P1">Récéption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7cm" svg:height="3.6cm" svg:x="13.7cm" svg:y="21.4cm">
          <text:p text:style-name="P1">Décision</text:p>
          <text:p text:style-name="P1">Du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3.6cm" svg:x="4.1cm" svg:y="20.8cm">
          <text:p text:style-name="P1">Envoi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cm" svg:y1="4.8cm" svg:x2="6.2cm" svg:y2="7.8cm">
          <text:p/>
        </draw:line>
        <draw:line draw:style-name="gr3" draw:text-style-name="P2" draw:layer="layout" svg:x1="11.6cm" svg:y1="4.6cm" svg:x2="14.4cm" svg:y2="7.2cm">
          <text:p/>
        </draw:line>
        <draw:line draw:style-name="gr4" draw:text-style-name="P2" draw:layer="layout" svg:x1="16.1cm" svg:y1="10cm" svg:x2="16.2cm" svg:y2="13.1cm">
          <text:p/>
        </draw:line>
        <draw:line draw:style-name="gr5" draw:text-style-name="P2" draw:layer="layout" svg:x1="16cm" svg:y1="16.5cm" svg:x2="15.7cm" svg:y2="21.5cm">
          <text:p/>
        </draw:line>
        <draw:connector draw:style-name="gr3" draw:text-style-name="P2" draw:layer="layout" draw:type="curve" draw:line-skew="6.246cm 1.069cm" svg:x1="16.859cm" svg:y1="21.927cm" svg:x2="17.8cm" svg:y2="8.2cm" draw:start-shape="id1" draw:start-glue-point="11" draw:end-shape="id2" draw:end-glue-point="10" svg:d="M16859 21927c0 30 1257 25 2081-3414s1216-10313-1140-10313" svg:viewBox="0 0 2721 13733">
          <text:p/>
        </draw:connector>
        <draw:connector draw:style-name="gr2" draw:text-style-name="P2" draw:layer="layout" draw:type="curve" draw:line-skew="-1.111cm -0.911cm" svg:x1="4.75cm" svg:y1="7.1cm" svg:x2="2.9cm" svg:y2="8.9cm" draw:start-shape="id3" draw:start-glue-point="4" draw:end-shape="id3" svg:d="M4750 7100c0-2418-1631-2016-2623-961s-1345 2761 773 2761" svg:viewBox="0 0 3409 35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 Paul</meta:initial-creator>
    <meta:creation-date>2016-02-21T16:03:05.785661451</meta:creation-date>
    <dc:date>2016-02-23T23:18:26.384259332</dc:date>
    <dc:creator>Valentin Paul</dc:creator>
    <meta:editing-duration>PT14M54S</meta:editing-duration>
    <meta:editing-cycles>7</meta:editing-cycles>
    <meta:generator>LibreOffice/5.0.5.2$Linux_X86_64 LibreOffice_project/00$Build-2</meta:generator>
    <meta:document-statistic meta:object-count="13"/>
  </office:meta>
</office:document-meta>
</file>